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8d307" officeooo:paragraph-rsid="0018d3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ا سلام.</text:p>
      <text:p text:style-name="P1">لینک LeNet روی دیتاست اعداد انگلیسی MNIST در گوگل colab : <text:a xlink:type="simple" xlink:href="https://colab.research.google.com/drive/1YFEDQkmQiirzKBUOk_C74OEmXsawk0qj?usp=sharing" text:style-name="Internet_20_link" text:visited-style-name="Visited_20_Internet_20_Link">اینجا</text:a></text:p>
      <text:p text:style-name="P1">لینک LeNet روی دیتاست اعداد فارسی Hoda در colab : <text:a xlink:type="simple" xlink:href="https://colab.research.google.com/drive/1fphoeqEH-4vA8na8jtfLZPgal4Pb1vbe?usp=sharing" text:style-name="Internet_20_link" text:visited-style-name="Visited_20_Internet_20_Link">اینجا</text:a></text:p>
      <text:p text:style-name="P1"/>
      <text:p text:style-name="P1">این دو پروژه توسط آرش محرابی و زهرا کولایی زاده انجام شده است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1T11:44:58.657531097</meta:creation-date>
    <dc:date>2020-12-11T11:49:39.783493857</dc:date>
    <meta:editing-duration>PT4M42S</meta:editing-duration>
    <meta:editing-cycles>1</meta:editing-cycles>
    <meta:document-statistic meta:table-count="0" meta:image-count="0" meta:object-count="0" meta:page-count="1" meta:paragraph-count="4" meta:word-count="38" meta:character-count="188" meta:non-whitespace-character-count="154"/>
    <meta:generator>LibreOffice/6.4.6.2$Linux_X86_64 LibreOffice_project/40$Build-2</meta:generator>
  </office:meta>
</office:document-meta>
</file>